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7" table:default-cell-style-name="ce2"/>
        <table:table-column table:style-name="co1" table:number-columns-repeated="1009" table:default-cell-style-name="ce1"/>
        <table:table-row table:style-name="ro1">
          <table:table-cell/>
          <table:table-cell office:value-type="string" calcext:value-type="string">
            <text:p>Vooropgesteld (cm)</text:p>
          </table:table-cell>
          <table:table-cell office:value-type="string" calcext:value-type="string">
            <text:p>Relatieve fout</text:p>
          </table:table-cell>
          <table:table-cell office:value-type="string" calcext:value-type="string">
            <text:p>Opgemeten (cm)</text:p>
          </table:table-cell>
          <table:table-cell/>
          <table:table-cell office:value-type="string" calcext:value-type="string">
            <text:p>Tijd</text:p>
          </table:table-cell>
          <table:table-cell table:style-name="ce2" office:value-type="string" calcext:value-type="string">
            <text:p>Meter per seconde</text:p>
          </table:table-cell>
          <table:table-cell/>
          <table:table-cell table:style-name="Default"/>
          <table:table-cell/>
          <table:table-cell office:value-type="string" calcext:value-type="string">
            <text:p>Vooropgesteld (cm)</text:p>
          </table:table-cell>
          <table:table-cell office:value-type="string" calcext:value-type="string">
            <text:p>Relatieve fout</text:p>
          </table:table-cell>
          <table:table-cell office:value-type="string" calcext:value-type="string">
            <text:p>Opgemeten (cm)</text:p>
          </table:table-cell>
          <table:table-cell office:value-type="string" calcext:value-type="string">
            <text:p>Tijd</text:p>
          </table:table-cell>
          <table:table-cell office:value-type="string" calcext:value-type="string">
            <text:p>Meter per seconde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BS([.B2]-[.D2])/[.B2]" office:value-type="float" office:value="0.005" calcext:value-type="float">
            <text:p>0.005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00" calcext:value-type="float">
            <text:p>200</text:p>
          </table:table-cell>
          <table:table-cell table:formula="of:=ABS([.K2]-[.M2])/[.K2]" office:value-type="float" office:value="0.005" calcext:value-type="float">
            <text:p>0.005</text:p>
          </table:table-cell>
          <table:table-cell office:value-type="float" office:value="199" calcext:value-type="float">
            <text:p>199</text:p>
          </table:table-cell>
          <table:table-cell office:value-type="float" office:value="9.63" calcext:value-type="float">
            <text:p>9.63</text:p>
          </table:table-cell>
          <table:table-cell table:formula="of:=[.M2]/(100*[.N2])" office:value-type="float" office:value="0.206645898234683" calcext:value-type="float">
            <text:p>0.21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BS([.B3]-[.D3])/[.B3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7.31" calcext:value-type="float">
            <text:p>7.31</text:p>
          </table:table-cell>
          <table:table-cell table:style-name="ce2" table:formula="of:=[.B3]/(100*[.F3])" office:value-type="float" office:value="0.27359781121751" calcext:value-type="float">
            <text:p>0.27</text:p>
          </table:table-cell>
          <table:table-cell/>
          <table:table-cell office:value-type="string" calcext:value-type="string">
            <text:p>PID(5,1/50,1/20)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BS([.K3]-[.M3])/[.K3]" office:value-type="float" office:value="0.01" calcext:value-type="float">
            <text:p>0.0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formula="of:=[.M3]/(100*[.N3])" office:value-type="float" office:value="0.198" calcext:value-type="float">
            <text:p>0.20</text:p>
          </table:table-cell>
          <table:table-cell/>
          <table:table-cell office:value-type="string" calcext:value-type="string">
            <text:p>PID(f(sqrt(abs(distance))*5/sqrt(200),1/50,1/20)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BS([.B4]-[.D4])/[.B4]" office:value-type="float" office:value="0.01" calcext:value-type="float">
            <text:p>0.0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7.27" calcext:value-type="float">
            <text:p>7.27</text:p>
          </table:table-cell>
          <table:table-cell table:style-name="ce2" table:formula="of:=[.B4]/(100*[.F4])" office:value-type="float" office:value="0.275103163686382" calcext:value-type="float">
            <text:p>0.28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ABS([.K4]-[.M4])/[.K4]" office:value-type="float" office:value="0.015" calcext:value-type="float">
            <text:p>0.015</text:p>
          </table:table-cell>
          <table:table-cell office:value-type="float" office:value="197" calcext:value-type="float">
            <text:p>197</text:p>
          </table:table-cell>
          <table:table-cell office:value-type="float" office:value="9.71" calcext:value-type="float">
            <text:p>9.71</text:p>
          </table:table-cell>
          <table:table-cell table:formula="of:=[.M4]/(100*[.N4])" office:value-type="float" office:value="0.202883625128733" calcext:value-type="float">
            <text:p>0.20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BS([.B5]-[.D5])/[.B5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7.86" calcext:value-type="float">
            <text:p>7.86</text:p>
          </table:table-cell>
          <table:table-cell table:style-name="ce2" table:formula="of:=[.B5]/(100*[.F5])" office:value-type="float" office:value="0.254452926208651" calcext:value-type="float">
            <text:p>0.25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ABS([.K5]-[.M5])/[.K5]" office:value-type="float" office:value="0.005" calcext:value-type="float">
            <text:p>0.005</text:p>
          </table:table-cell>
          <table:table-cell office:value-type="float" office:value="199" calcext:value-type="float">
            <text:p>199</text:p>
          </table:table-cell>
          <table:table-cell office:value-type="float" office:value="9.87" calcext:value-type="float">
            <text:p>9.87</text:p>
          </table:table-cell>
          <table:table-cell table:formula="of:=[.M5]/(100*[.N5])" office:value-type="float" office:value="0.201621073961499" calcext:value-type="float">
            <text:p>0.20</text:p>
          </table:table-cell>
          <table:table-cell/>
          <table:table-cell office:value-type="string" calcext:value-type="string">
            <text:p>distance=distance-(2.1+0.06*distance)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BS([.B6]-[.D6])/[.B6]" office:value-type="float" office:value="0.05" calcext:value-type="float">
            <text:p>0.0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.36" calcext:value-type="float">
            <text:p>4.36</text:p>
          </table:table-cell>
          <table:table-cell table:style-name="ce2" table:formula="of:=[.B6]/(100*[.F6])" office:value-type="float" office:value="0.229357798165138" calcext:value-type="float">
            <text:p>0.2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BS([.K6]-[.M6])/[.K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.76" calcext:value-type="float">
            <text:p>6.76</text:p>
          </table:table-cell>
          <table:table-cell table:formula="of:=[.M6]/(100*[.N6])" office:value-type="float" office:value="0.14792899408284" calcext:value-type="float">
            <text:p>0.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BS([.B7]-[.D7])/[.B7]"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.49" calcext:value-type="float">
            <text:p>4.49</text:p>
          </table:table-cell>
          <table:table-cell table:style-name="ce2" table:formula="of:=[.B7]/(100*[.F7])" office:value-type="float" office:value="0.22271714922049" calcext:value-type="float">
            <text:p>0.2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BS([.K7]-[.M7])/[.K7]" office:value-type="float" office:value="0.02" calcext:value-type="float">
            <text:p>0.02</text:p>
          </table:table-cell>
          <table:table-cell office:value-type="float" office:value="98" calcext:value-type="float">
            <text:p>98</text:p>
          </table:table-cell>
          <table:table-cell office:value-type="float" office:value="7.05" calcext:value-type="float">
            <text:p>7.05</text:p>
          </table:table-cell>
          <table:table-cell table:formula="of:=[.M7]/(100*[.N7])" office:value-type="float" office:value="0.139007092198582" calcext:value-type="float">
            <text:p>0.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BS([.B8]-[.D8])/[.B8]" office:value-type="float" office:value="0.03" calcext:value-type="float">
            <text:p>0.0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.51" calcext:value-type="float">
            <text:p>4.51</text:p>
          </table:table-cell>
          <table:table-cell table:style-name="ce2" table:formula="of:=[.B8]/(100*[.F8])" office:value-type="float" office:value="0.221729490022173" calcext:value-type="float">
            <text:p>0.2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BS([.K8]-[.M8])/[.K8]" office:value-type="float" office:value="0.01" calcext:value-type="float">
            <text:p>0.01</text:p>
          </table:table-cell>
          <table:table-cell office:value-type="float" office:value="99" calcext:value-type="float">
            <text:p>99</text:p>
          </table:table-cell>
          <table:table-cell office:value-type="float" office:value="7.05" calcext:value-type="float">
            <text:p>7.05</text:p>
          </table:table-cell>
          <table:table-cell table:formula="of:=[.M8]/(100*[.N8])" office:value-type="float" office:value="0.140425531914894" calcext:value-type="float">
            <text:p>0.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[.B9]-[.D9])/[.B9]"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.59" calcext:value-type="float">
            <text:p>1.59</text:p>
          </table:table-cell>
          <table:table-cell table:style-name="ce2" table:formula="of:=[.B9]/(100*[.F9])" office:value-type="float" office:value="0.125786163522013" calcext:value-type="float">
            <text:p>0.1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ABS([.K9]-[.M9])/[.K9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07" calcext:value-type="float">
            <text:p>2.07</text:p>
          </table:table-cell>
          <table:table-cell table:formula="of:=[.M9]/(100*[.N9])" office:value-type="float" office:value="0.0966183574879227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[.B10]-[.D10])/[.B10]"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.65" calcext:value-type="float">
            <text:p>1.65</text:p>
          </table:table-cell>
          <table:table-cell table:style-name="ce2" table:formula="of:=[.B10]/(100*[.F10])" office:value-type="float" office:value="0.121212121212121" calcext:value-type="float">
            <text:p>0.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ABS([.K10]-[.M10])/[.K10]" office:value-type="float" office:value="0.05" calcext:value-type="float">
            <text:p>0.05</text:p>
          </table:table-cell>
          <table:table-cell office:value-type="float" office:value="21" calcext:value-type="float">
            <text:p>21</text:p>
          </table:table-cell>
          <table:table-cell office:value-type="float" office:value="2.04" calcext:value-type="float">
            <text:p>2.04</text:p>
          </table:table-cell>
          <table:table-cell table:formula="of:=[.M10]/(100*[.N10])" office:value-type="float" office:value="0.102941176470588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[.B11]-[.D11])/[.B11]" office:value-type="float" office:value="0.3" calcext:value-type="float">
            <text:p>0.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.66" calcext:value-type="float">
            <text:p>1.66</text:p>
          </table:table-cell>
          <table:table-cell table:style-name="ce2" table:formula="of:=[.B11]/(100*[.F11])" office:value-type="float" office:value="0.120481927710843" calcext:value-type="float">
            <text:p>0.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ABS([.K11]-[.M11])/[.K11]" office:value-type="float" office:value="0.05" calcext:value-type="float">
            <text:p>0.05</text:p>
          </table:table-cell>
          <table:table-cell office:value-type="float" office:value="21" calcext:value-type="float">
            <text:p>21</text:p>
          </table:table-cell>
          <table:table-cell office:value-type="float" office:value="1.97" calcext:value-type="float">
            <text:p>1.97</text:p>
          </table:table-cell>
          <table:table-cell table:formula="of:=[.M11]/(100*[.N11])" office:value-type="float" office:value="0.106598984771574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[.B12]-[.D12])/[.B12]" office:value-type="float" office:value="0.15" calcext:value-type="float">
            <text:p>0.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.69" calcext:value-type="float">
            <text:p>1.69</text:p>
          </table:table-cell>
          <table:table-cell table:style-name="ce2" table:formula="of:=[.B12]/(100*[.F12])" office:value-type="float" office:value="0.118343195266272" calcext:value-type="float">
            <text:p>0.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ABS([.K12]-[.M12])/[.K12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91" calcext:value-type="float">
            <text:p>1.91</text:p>
          </table:table-cell>
          <table:table-cell table:formula="of:=[.M12]/(100*[.N12])" office:value-type="float" office:value="0.104712041884817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BS([.B13]-[.D13])/[.B13]" office:value-type="float" office:value="0.1" calcext:value-type="float">
            <text:p>0.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.03" calcext:value-type="float">
            <text:p>3.03</text:p>
          </table:table-cell>
          <table:table-cell table:style-name="ce2" table:formula="of:=[.B13]/(100*[.F13])" office:value-type="float" office:value="0.165016501650165" calcext:value-type="float">
            <text:p>0.1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ABS([.K13]-[.M13])/[.K13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.73" calcext:value-type="float">
            <text:p>4.73</text:p>
          </table:table-cell>
          <table:table-cell table:formula="of:=[.M13]/(100*[.N13])" office:value-type="float" office:value="0.105708245243129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BS([.B14]-[.D14])/[.B14]" office:value-type="float" office:value="0.1" calcext:value-type="float">
            <text:p>0.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.01" calcext:value-type="float">
            <text:p>3.01</text:p>
          </table:table-cell>
          <table:table-cell table:style-name="ce2" table:formula="of:=[.B14]/(100*[.F14])" office:value-type="float" office:value="0.166112956810631" calcext:value-type="float">
            <text:p>0.1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ABS([.K14]-[.M14])/[.K14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.14" calcext:value-type="float">
            <text:p>5.14</text:p>
          </table:table-cell>
          <table:table-cell table:formula="of:=[.M14]/(100*[.N14])" office:value-type="float" office:value="0.0972762645914397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BS([.B15]-[.D15])/[.B15]" office:value-type="float" office:value="0.1" calcext:value-type="float">
            <text:p>0.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table:formula="of:=[.B15]/(100*[.F15])" office:value-type="float" office:value="0.166666666666667" calcext:value-type="float">
            <text:p>0.1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ABS([.K15]-[.M15])/[.K15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.75" calcext:value-type="float">
            <text:p>4.75</text:p>
          </table:table-cell>
          <table:table-cell table:formula="of:=[.M15]/(100*[.N15])" office:value-type="float" office:value="0.105263157894737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ABS([.B16]-[.D16])/[.B16]" office:value-type="float" office:value="0.02" calcext:value-type="float">
            <text:p>0.0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.14" calcext:value-type="float">
            <text:p>6.14</text:p>
          </table:table-cell>
          <table:table-cell table:style-name="ce2" table:formula="of:=[.B16]/(100*[.F16])" office:value-type="float" office:value="0.244299674267101" calcext:value-type="float">
            <text:p>0.2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ABS([.K16]-[.M16])/[.K16]" office:value-type="float" office:value="0.00666666666666667" calcext:value-type="float">
            <text:p>0.0066666667</text:p>
          </table:table-cell>
          <table:table-cell office:value-type="float" office:value="149" calcext:value-type="float">
            <text:p>149</text:p>
          </table:table-cell>
          <table:table-cell office:value-type="float" office:value="8.38" calcext:value-type="float">
            <text:p>8.38</text:p>
          </table:table-cell>
          <table:table-cell table:formula="of:=[.M16]/(100*[.N16])" office:value-type="float" office:value="0.177804295942721" calcext:value-type="float">
            <text:p>0.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ABS([.B17]-[.D17])/[.B17]" office:value-type="float" office:value="0.0266666666666667" calcext:value-type="float">
            <text:p>0.026666666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.25" calcext:value-type="float">
            <text:p>6.25</text:p>
          </table:table-cell>
          <table:table-cell table:style-name="ce2" table:formula="of:=[.B17]/(100*[.F17])" office:value-type="float" office:value="0.24" calcext:value-type="float">
            <text:p>0.2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ABS([.K17]-[.M17])/[.K17]" office:value-type="float" office:value="0.00666666666666667" calcext:value-type="float">
            <text:p>0.0066666667</text:p>
          </table:table-cell>
          <table:table-cell office:value-type="float" office:value="149" calcext:value-type="float">
            <text:p>149</text:p>
          </table:table-cell>
          <table:table-cell office:value-type="float" office:value="8.51" calcext:value-type="float">
            <text:p>8.51</text:p>
          </table:table-cell>
          <table:table-cell table:formula="of:=[.M17]/(100*[.N17])" office:value-type="float" office:value="0.175088131609871" calcext:value-type="float">
            <text:p>0.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ABS([.B18]-[.D18])/[.B18]" office:value-type="float" office:value="0.0266666666666667" calcext:value-type="float">
            <text:p>0.026666666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.23" calcext:value-type="float">
            <text:p>6.23</text:p>
          </table:table-cell>
          <table:table-cell table:style-name="ce2" table:formula="of:=[.B18]/(100*[.F18])" office:value-type="float" office:value="0.240770465489567" calcext:value-type="float">
            <text:p>0.2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ABS([.K18]-[.M18])/[.K18]" office:value-type="float" office:value="0.0133333333333333" calcext:value-type="float">
            <text:p>0.0133333333</text:p>
          </table:table-cell>
          <table:table-cell office:value-type="float" office:value="148" calcext:value-type="float">
            <text:p>148</text:p>
          </table:table-cell>
          <table:table-cell office:value-type="float" office:value="8.39" calcext:value-type="float">
            <text:p>8.39</text:p>
          </table:table-cell>
          <table:table-cell table:formula="of:=[.M18]/(100*[.N18])" office:value-type="float" office:value="0.176400476758045" calcext:value-type="float">
            <text:p>0.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BS([.B19]-[.D19])/[.B19]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1" calcext:value-type="float">
            <text:p>0.91</text:p>
          </table:table-cell>
          <table:table-cell table:style-name="ce2" table:formula="of:=[.B19]/(100*[.F19])" office:value-type="float" office:value="0.10989010989011" calcext:value-type="float">
            <text:p>0.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ABS([.K19]-[.M19])/[.K1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table:formula="of:=[.M19]/(100*[.N19])" office:value-type="float" office:value="0.101010101010101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BS([.B20]-[.D20])/[.B20]"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94" calcext:value-type="float">
            <text:p>0.94</text:p>
          </table:table-cell>
          <table:table-cell table:style-name="ce2" table:formula="of:=[.B20]/(100*[.F20])" office:value-type="float" office:value="0.106382978723404" calcext:value-type="float">
            <text:p>0.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ABS([.K20]-[.M20])/[.K20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.98</text:p>
          </table:table-cell>
          <table:table-cell table:formula="of:=[.M20]/(100*[.N20])" office:value-type="float" office:value="0.102040816326531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BS([.B21]-[.D21])/[.B21]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4" calcext:value-type="float">
            <text:p>0.94</text:p>
          </table:table-cell>
          <table:table-cell table:style-name="ce2" table:formula="of:=[.B21]/(100*[.F21])" office:value-type="float" office:value="0.106382978723404" calcext:value-type="float">
            <text:p>0.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ABS([.K21]-[.M21])/[.K2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table:formula="of:=[.M21]/(100*[.N21])" office:value-type="float" office:value="0.0961538461538462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BS([.B22]-[.D22])/[.B2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2" calcext:value-type="float">
            <text:p>0.52</text:p>
          </table:table-cell>
          <table:table-cell table:style-name="ce2" table:formula="of:=[.B22]/(100*[.F22])" office:value-type="float" office:value="0.0961538461538462" calcext:value-type="float">
            <text:p>0.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BS([.K22]-[.M22])/[.K2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table:formula="of:=[.M22]/(100*[.N22])" office:value-type="float" office:value="0.108695652173913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BS([.B23]-[.D23])/[.B2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61" calcext:value-type="float">
            <text:p>0.61</text:p>
          </table:table-cell>
          <table:table-cell table:style-name="ce2" table:formula="of:=[.B23]/(100*[.F23])" office:value-type="float" office:value="0.0819672131147541" calcext:value-type="float">
            <text:p>0.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BS([.K23]-[.M23])/[.K2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table:formula="of:=[.M23]/(100*[.N23])" office:value-type="float" office:value="0.102040816326531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BS([.B24]-[.D24])/[.B2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5" calcext:value-type="float">
            <text:p>0.55</text:p>
          </table:table-cell>
          <table:table-cell table:style-name="ce2" table:formula="of:=[.B24]/(100*[.F24])" office:value-type="float" office:value="0.0909090909090909" calcext:value-type="float">
            <text:p>0.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BS([.K24]-[.M24])/[.K24]"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48" calcext:value-type="float">
            <text:p>0.48</text:p>
          </table:table-cell>
          <table:table-cell table:formula="of:=[.M24]/(100*[.N24])" office:value-type="float" office:value="0.125" calcext:value-type="float">
            <text:p>0.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ABS([.B25]-[.D25])/[.B25]" office:value-type="float" office:value="0.00333333333333333" calcext:value-type="float">
            <text:p>0.003333333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.59" calcext:value-type="float">
            <text:p>11.59</text:p>
          </table:table-cell>
          <table:table-cell table:style-name="ce2" table:formula="of:=[.B25]/(100*[.F25])" office:value-type="float" office:value="0.258843830888697" calcext:value-type="float">
            <text:p>0.26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ABS([.K25]-[.M25])/[.K25]" office:value-type="float" office:value="0.02" calcext:value-type="float">
            <text:p>0.02</text:p>
          </table:table-cell>
          <table:table-cell office:value-type="float" office:value="294" calcext:value-type="float">
            <text:p>294</text:p>
          </table:table-cell>
          <table:table-cell office:value-type="float" office:value="14.1" calcext:value-type="float">
            <text:p>14.1</text:p>
          </table:table-cell>
          <table:table-cell table:formula="of:=[.M25]/(100*[.N25])" office:value-type="float" office:value="0.208510638297872" calcext:value-type="float">
            <text:p>0.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ABS([.B26]-[.D26])/[.B26]" office:value-type="float" office:value="0.00333333333333333" calcext:value-type="float">
            <text:p>0.0033333333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11.64" calcext:value-type="float">
            <text:p>11.64</text:p>
          </table:table-cell>
          <table:table-cell table:style-name="ce2" table:formula="of:=[.B26]/(100*[.F26])" office:value-type="float" office:value="0.257731958762887" calcext:value-type="float">
            <text:p>0.26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ABS([.K26]-[.M26])/[.K26]" office:value-type="float" office:value="0.0166666666666667" calcext:value-type="float">
            <text:p>0.0166666667</text:p>
          </table:table-cell>
          <table:table-cell office:value-type="float" office:value="295" calcext:value-type="float">
            <text:p>295</text:p>
          </table:table-cell>
          <table:table-cell office:value-type="float" office:value="14.06" calcext:value-type="float">
            <text:p>14.06</text:p>
          </table:table-cell>
          <table:table-cell table:formula="of:=[.M26]/(100*[.N26])" office:value-type="float" office:value="0.209815078236131" calcext:value-type="float">
            <text:p>0.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ABS([.B27]-[.D27])/[.B27]" office:value-type="float" office:value="0.00333333333333333" calcext:value-type="float">
            <text:p>0.003333333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.62" calcext:value-type="float">
            <text:p>11.62</text:p>
          </table:table-cell>
          <table:table-cell table:style-name="ce2" table:formula="of:=[.B27]/(100*[.F27])" office:value-type="float" office:value="0.258175559380379" calcext:value-type="float">
            <text:p>0.26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ABS([.K27]-[.M27])/[.K27]" office:value-type="float" office:value="0.0166666666666667" calcext:value-type="float">
            <text:p>0.0166666667</text:p>
          </table:table-cell>
          <table:table-cell office:value-type="float" office:value="295" calcext:value-type="float">
            <text:p>295</text:p>
          </table:table-cell>
          <table:table-cell office:value-type="float" office:value="14.09" calcext:value-type="float">
            <text:p>14.09</text:p>
          </table:table-cell>
          <table:table-cell table:formula="of:=[.M27]/(100*[.N27])" office:value-type="float" office:value="0.209368346344925" calcext:value-type="float">
            <text:p>0.21</text:p>
          </table:table-cell>
          <table:table-cell table:number-columns-repeated="1009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>
            <draw:frame table:end-cell-address="Sheet1.K66" table:end-x="1.0098in" table:end-y="0.1776in" draw:z-index="0" draw:style-name="gr1" draw:text-style-name="P1" svg:width="10.1598in" svg:height="6.3776in" svg:x="0.1728in" svg:y="0.0224in">
              <draw:object draw:notify-on-update-of-ranges="Sheet1.B2:Sheet1.B27 Sheet1.C1:Sheet1.C1 Sheet1.C2:Sheet1.C27 Sheet1.B2:Sheet1.B27 Sheet1.G1:Sheet1.G1 Sheet1.G2:Sheet1.G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ID(f(sqrt(abs(distance))*5/sqrt(200),1/50,1/20)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distance=distance-(2.1+0.06*distance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Sheet1.W73" table:end-x="0.6039in" table:end-y="0.0976in" draw:z-index="1" draw:style-name="gr1" draw:text-style-name="P1" svg:width="10.1598in" svg:height="6.3783in" svg:x="0.2996in" svg:y="0.1193in">
              <draw:object draw:notify-on-update-of-ranges="Sheet1.K2:Sheet1.K27 Sheet1.L1:Sheet1.L1 Sheet1.L2:Sheet1.L27 Sheet1.K2:Sheet1.K27 Sheet1.O1:Sheet1.O1 Sheet1.O2:Sheet1.O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10:24:44.042163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4:14:35</meta:creation-date>
    <dc:language>en-US</dc:language>
    <dc:date>2015-12-05T10:27:10.543987064</dc:date>
    <meta:editing-cycles>4</meta:editing-cycles>
    <meta:editing-duration>PT1H1M9S</meta:editing-duration>
    <meta:generator>LibreOffice/4.2.8.2$Linux_X86_64 LibreOffice_project/420m0$Build-2</meta:generator>
    <meta:document-statistic meta:table-count="1" meta:cell-count="2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/>
    </style:style>
    <style:style style:name="ch5" style:family="chart" style:data-style-name="N0">
      <style:chart-properties chart:display-label="true" chart:tick-marks-minor-inner="false" chart:tick-marks-minor-outer="true" chart:logarithmic="false" chart:reverse-direction="false" text:line-break="false" chart:link-data-style-to-source="true" chart:axis-position="0" chart:tick-mark-position="at-axis"/>
      <style:graphic-properties svg:stroke-width="0.051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tick-marks-minor-inner="false" chart:tick-marks-minor-outer="true" chart:logarithmic="false" chart:reverse-direction="false" text:line-break="false" chart:link-data-style-to-source="true" chart:axis-position="end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47cm" chart:symbol-height="0.247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wer"/>
      <style:graphic-properties svg:stroke-color="#004586"/>
    </style:style>
    <style:style style:name="ch12" style:family="chart" style:data-style-name="N2">
      <style:chart-properties chart:symbol-type="automatic" chart:symbol-width="0.247cm" chart:symbol-height="0.247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ogarithmic"/>
      <style:graphic-properties svg:stroke-color="#ff420e"/>
    </style:style>
    <style:style style:name="ch14" style:family="chart">
      <style:graphic-properties draw:stroke="solid" svg:stroke-width="0.051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5.807cm" svg:height="16.202cm" xlink:href=".." xlink:type="simple" chart:class="chart:scatter" chart:style-name="ch1">
        <chart:title svg:x="5.134cm" svg:y="0.46cm" chart:style-name="ch2">
          <text:p>Relatieve fout en snelheid van de robot in functie van de gereden afstand</text:p>
        </chart:title>
        <chart:legend chart:legend-position="end" svg:x="19.515cm" svg:y="7.055cm" style:legend-expansion="high" chart:style-name="ch3"/>
        <chart:plot-area chart:style-name="ch4" table:cell-range-address="Sheet1.B2:Sheet1.C27 Sheet1.C1:Sheet1.C1 Sheet1.G1:Sheet1.G27" chart:data-source-has-labels="row" svg:x="1.849cm" svg:y="1.589cm" svg:width="17.15cm" svg:height="13.308cm">
          <chartooo:coordinate-region svg:x="2.576cm" svg:y="1.789cm" svg:width="15.51cm" svg:height="12.461cm"/>
          <chart:axis chart:dimension="x" chart:name="primary-x" chart:style-name="ch5">
            <chart:title svg:x="9.52cm" svg:y="15.221cm" chart:style-name="ch6">
              <text:p>Centimeter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7.963cm" chart:style-name="ch6">
              <text:p>[m/s]</text:p>
            </chart:title>
          </chart:axis>
          <chart:axis chart:dimension="y" chart:name="secondary-y" chart:style-name="ch9"/>
          <chart:series chart:attached-axis="secondary-y" chart:style-name="ch10" chart:values-cell-range-address="Sheet1.C2:Sheet1.C27" chart:label-cell-address="Sheet1.C1:Sheet1.C1" chart:class="chart:scatter">
            <chart:domain table:cell-range-address="Sheet1.B2:Sheet1.B27"/>
            <chart:regression-curve chart:style-name="ch11"/>
            <chart:data-point chart:repeated="26"/>
          </chart:series>
          <chart:series chart:attached-axis="primary-y" chart:style-name="ch12" chart:values-cell-range-address="Sheet1.G2:Sheet1.G27" chart:label-cell-address="Sheet1.G1:Sheet1.G1" chart:class="chart:scatter">
            <chart:regression-curve chart:style-name="ch13"/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latieve fout</text:p>
                <draw:g>
                  <svg:desc>Sheet1.C1:Sheet1.C1</svg:desc>
                </draw:g>
              </table:table-cell>
              <table:table-cell office:value-type="string">
                <text:p>Meter per second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B2:Sheet1.B27</svg:desc>
                </draw:g>
              </table:table-cell>
              <table:table-cell office:value-type="float" office:value="0.005">
                <text:p>0.005</text:p>
                <draw:g>
                  <svg:desc>Sheet1.C2:Sheet1.C27</svg:desc>
                </draw:g>
              </table:table-cell>
              <table:table-cell office:value-type="float" office:value="NaN">
                <text:p>NaN</text:p>
                <draw:g>
                  <svg:desc>Sheet1.G2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27359781121751">
                <text:p>0.27359781121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">
                <text:p>0.01</text:p>
              </table:table-cell>
              <table:table-cell office:value-type="float" office:value="0.275103163686382">
                <text:p>0.275103163686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254452926208651">
                <text:p>0.254452926208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229357798165138">
                <text:p>0.229357798165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4">
                <text:p>0.04</text:p>
              </table:table-cell>
              <table:table-cell office:value-type="float" office:value="0.22271714922049">
                <text:p>0.22271714922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3">
                <text:p>0.03</text:p>
              </table:table-cell>
              <table:table-cell office:value-type="float" office:value="0.221729490022173">
                <text:p>0.221729490022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125786163522013">
                <text:p>0.125786163522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120481927710843">
                <text:p>0.120481927710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  <table:table-cell office:value-type="float" office:value="0.118343195266272">
                <text:p>0.118343195266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165016501650165">
                <text:p>0.165016501650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166112956810631">
                <text:p>0.166112956810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2">
                <text:p>0.02</text:p>
              </table:table-cell>
              <table:table-cell office:value-type="float" office:value="0.244299674267101">
                <text:p>0.244299674267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240770465489567">
                <text:p>0.240770465489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10989010989011">
                <text:p>0.10989010989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961538461538462">
                <text:p>0.0961538461538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58843830888697">
                <text:p>0.258843830888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57731958762887">
                <text:p>0.257731958762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58175559380379">
                <text:p>0.258175559380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/>
    </style:style>
    <style:style style:name="ch4" style:family="chart" style:data-style-name="N0">
      <style:chart-properties chart:display-label="true" chart:tick-marks-minor-inner="false" chart:tick-marks-minor-outer="true" chart:logarithmic="false" chart:reverse-direction="false" text:line-break="false" chart:link-data-style-to-source="true" chart:axis-position="0" chart:tick-mark-position="at-axis"/>
      <style:graphic-properties svg:stroke-width="0.051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tick-marks-minor-inner="false" chart:tick-marks-minor-outer="true" chart:logarithmic="false" chart:reverse-direction="false" text:line-break="false" chart:link-data-style-to-source="true" chart:axis-position="end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247cm" chart:symbol-height="0.247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99ccff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3" style:family="chart">
      <style:graphic-properties draw:stroke="solid" svg:stroke-width="0.051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5.807cm" svg:height="16.202cm" xlink:href=".." xlink:type="simple" chart:class="chart:scatter" chart:style-name="ch1">
        <chart:legend chart:legend-position="end" svg:x="19.515cm" svg:y="7.055cm" style:legend-expansion="high" chart:style-name="ch2"/>
        <chart:plot-area chart:style-name="ch3" table:cell-range-address="Sheet1.K2:Sheet1.L27 Sheet1.L1:Sheet1.L1 Sheet1.O1:Sheet1.O27" chart:data-source-has-labels="row" svg:x="1.849cm" svg:y="0.324cm" svg:width="17.15cm" svg:height="14.573cm">
          <chartooo:coordinate-region svg:x="2.761cm" svg:y="0.523cm" svg:width="15.325cm" svg:height="13.727cm"/>
          <chart:axis chart:dimension="x" chart:name="primary-x" chart:style-name="ch4">
            <chart:title svg:x="9.52cm" svg:y="15.221cm" chart:style-name="ch5">
              <text:p>Centimeter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7.33cm" chart:style-name="ch5">
              <text:p>[m/s]</text:p>
            </chart:title>
          </chart:axis>
          <chart:axis chart:dimension="y" chart:name="secondary-y" chart:style-name="ch8"/>
          <chart:series chart:attached-axis="secondary-y" chart:style-name="ch9" chart:values-cell-range-address="Sheet1.L2:Sheet1.L27" chart:label-cell-address="Sheet1.L1:Sheet1.L1" chart:class="chart:scatter">
            <chart:domain table:cell-range-address="Sheet1.K2:Sheet1.K27"/>
            <chart:regression-curve chart:style-name="ch10"/>
            <chart:data-point chart:repeated="26"/>
          </chart:series>
          <chart:series chart:attached-axis="primary-y" chart:style-name="ch11" chart:values-cell-range-address="Sheet1.O2:Sheet1.O27" chart:label-cell-address="Sheet1.O1:Sheet1.O1" chart:class="chart:scatter">
            <chart:regression-curve chart:style-name="ch12"/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Relatieve fout</text:p>
                <draw:g>
                  <svg:desc>Sheet1.L1:Sheet1.L1</svg:desc>
                </draw:g>
              </table:table-cell>
              <table:table-cell office:value-type="string">
                <text:p>Meter per seconde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K2:Sheet1.K27</svg:desc>
                </draw:g>
              </table:table-cell>
              <table:table-cell office:value-type="float" office:value="0.005">
                <text:p>0.005</text:p>
                <draw:g>
                  <svg:desc>Sheet1.L2:Sheet1.L27</svg:desc>
                </draw:g>
              </table:table-cell>
              <table:table-cell office:value-type="float" office:value="0.206645898234683">
                <text:p>0.206645898234683</text:p>
                <draw:g>
                  <svg:desc>Sheet1.O2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1">
                <text:p>0.01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5">
                <text:p>0.015</text:p>
              </table:table-cell>
              <table:table-cell office:value-type="float" office:value="0.202883625128733">
                <text:p>0.202883625128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5">
                <text:p>0.005</text:p>
              </table:table-cell>
              <table:table-cell office:value-type="float" office:value="0.201621073961499">
                <text:p>0.201621073961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4792899408284">
                <text:p>0.14792899408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2">
                <text:p>0.02</text:p>
              </table:table-cell>
              <table:table-cell office:value-type="float" office:value="0.139007092198582">
                <text:p>0.139007092198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1">
                <text:p>0.01</text:p>
              </table:table-cell>
              <table:table-cell office:value-type="float" office:value="0.140425531914894">
                <text:p>0.140425531914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966183574879227">
                <text:p>0.0966183574879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102941176470588">
                <text:p>0.102941176470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106598984771574">
                <text:p>0.106598984771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04712041884817">
                <text:p>0.104712041884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5708245243129">
                <text:p>0.105708245243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972762645914397">
                <text:p>0.0972762645914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177804295942721">
                <text:p>0.177804295942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175088131609871">
                <text:p>0.175088131609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176400476758045">
                <text:p>0.176400476758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961538461538462">
                <text:p>0.0961538461538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08695652173913">
                <text:p>0.108695652173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0.02">
                <text:p>0.02</text:p>
              </table:table-cell>
              <table:table-cell office:value-type="float" office:value="0.208510638297872">
                <text:p>0.208510638297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209815078236131">
                <text:p>0.209815078236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209368346344925">
                <text:p>0.2093683463449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